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number-columns-repeated="13" table:default-cell-style-name="ce7"/>
        <table:table-row table:style-name="ro1"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 office:value-type="string" calcext:value-type="string">
            <text:p>x6</text:p>
          </table:table-cell>
          <table:table-cell table:number-columns-repeated="2" table:style-name="Default" office:value-type="string" calcext:value-type="string">
            <text:p>b</text:p>
          </table:table-cell>
          <table:table-cell table:style-name="Default" office:value-type="string" calcext:value-type="string">
            <text:p>Qtde casas erro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2" calcext:value-type="float">
            <text:p>2</text:p>
          </table:table-cell>
          <table:table-cell table:style-name="ce3" table:formula="of:=([.C2]*[.$C$22])+([.D2]*[.$D$22])+([.E2]*[.$E$22])+([.F2]*[.$F$22])+([.G2]*[.$G$22])+([.H2]*[.$H$22])" office:value-type="float" office:value="2.003" calcext:value-type="float">
            <text:p>2,00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-2" calcext:value-type="float">
            <text:p>-2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3" table:formula="of:=([.C3]*[.$C$22])+([.D3]*[.$D$22])+([.E3]*[.$E$22])+([.F3]*[.$F$22])+([.G3]*[.$G$22])+([.H3]*[.$H$22])" office:value-type="float" office:value="12.998" calcext:value-type="float">
            <text:p>12,998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2" calcext:value-type="float">
            <text:p>-2</text:p>
          </table:table-cell>
          <table:table-cell table:style-name="ce1"/>
          <table:table-cell table:style-name="ce3" office:value-type="float" office:value="-37" calcext:value-type="float">
            <text:p>-37</text:p>
          </table:table-cell>
          <table:table-cell table:style-name="ce3" table:formula="of:=([.C4]*[.$C$22])+([.D4]*[.$D$22])+([.E4]*[.$E$22])+([.F4]*[.$F$22])+([.G4]*[.$G$22])+([.H4]*[.$H$22])" office:value-type="float" office:value="-36.993" calcext:value-type="float">
            <text:p>-36,993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4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3" calcext:value-type="float">
            <text:p>-3</text:p>
          </table:table-cell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3" table:formula="of:=([.C5]*[.$C$22])+([.D5]*[.$D$22])+([.E5]*[.$E$22])+([.F5]*[.$F$22])+([.G5]*[.$G$22])+([.H5]*[.$H$22])" office:value-type="float" office:value="44.993" calcext:value-type="float">
            <text:p>44,993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table:formula="of:=([.C6]*[.$C$22])+([.D6]*[.$D$22])+([.E6]*[.$E$22])+([.F6]*[.$F$22])+([.G6]*[.$G$22])+([.H6]*[.$H$22])" office:value-type="float" office:value="44.996" calcext:value-type="float">
            <text:p>44,996</text:p>
          </table:table-cell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L6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([.C7]*[.$C$22])+([.D7]*[.$D$22])+([.E7]*[.$E$22])+([.F7]*[.$F$22])+([.G7]*[.$G$22])+([.H7]*[.$H$22])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table:style-name="Default" office:value-type="string" calcext:value-type="string">
            <text:p>x5</text:p>
          </table:table-cell>
          <table:table-cell table:style-name="Default"/>
          <table:table-cell table:style-name="Default" office:value-type="string" calcext:value-type="string">
            <text:p>Erro x1</text:p>
          </table:table-cell>
          <table:table-cell table:style-name="Default" office:value-type="string" calcext:value-type="string">
            <text:p>Erro x2</text:p>
          </table:table-cell>
          <table:table-cell table:style-name="Default" office:value-type="string" calcext:value-type="string">
            <text:p>Erro x3</text:p>
          </table:table-cell>
          <table:table-cell table:style-name="Default" office:value-type="string" calcext:value-type="string">
            <text:p>Erro x4</text:p>
          </table:table-cell>
          <table:table-cell table:style-name="Default" office:value-type="string" calcext:value-type="string">
            <text:p>Erro x5</text:p>
          </table:table-cell>
          <table:table-cell table:style-name="Default" office:value-type="string" calcext:value-type="string">
            <text:p>Erro x6</text:p>
          </table:table-cell>
          <table:table-cell table:style-name="Default" office:value-type="string" calcext:value-type="string">
            <text:p>Erro abs</text:p>
          </table:table-cell>
        </table:table-row>
        <table:table-row table:style-name="ro1">
          <table:table-cell table:number-columns-repeated="2"/>
          <table:table-cell table:number-columns-repeated="11" table:style-name="ce6" office:value-type="float" office:value="0" calcext:value-type="float">
            <text:p>0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 table:number-columns-repeated="2"/>
          <table:table-cell table:formula="of:=TRUNC((1/[.$C$2])*([.$I$2]-([.$D$2]*[.D9])-([.$E$2]*[.E9])-([.$F$2]*[.F9])-([.$G$2]*[.G9])-([.$H$2]*[.H9]));[.$K$2])" office:value-type="float" office:value="0.2" calcext:value-type="float">
            <text:p>0,2</text:p>
          </table:table-cell>
          <table:table-cell table:formula="of:=TRUNC((1/[.$D$3])*([.$I$3]-([.$C$3]*[.C10])-([.$E$3]*[.E9])-([.$F$3]*[.F9])-([.$G$3]*[.G9])-([.$H$3]*[.H9]));[.$K$2])" office:value-type="float" office:value="1.8" calcext:value-type="float">
            <text:p>1,8</text:p>
          </table:table-cell>
          <table:table-cell table:formula="of:=TRUNC((1/[.$E$4])*([.$I$4]-([.$C$4]*[.C10])-([.$D$4]*[.D10])-([.$F$4]*[.F9])-([.$G$4]*[.G9])-([.$H$4]*[.H9]));[.$K$2])" office:value-type="float" office:value="3.955" calcext:value-type="float">
            <text:p>3,955</text:p>
          </table:table-cell>
          <table:table-cell table:formula="of:=TRUNC((1/[.$F$5])*([.$I$5]-([.$C$5]*[.C10])-([.$D$5]*[.D10])-([.$E$5]*[.E10])-([.$G$5]*[.G9])-([.$H$5]*[.H9]));[.$K$2])" office:value-type="float" office:value="-4.211" calcext:value-type="float">
            <text:p>-4,211</text:p>
          </table:table-cell>
          <table:table-cell table:formula="of:=TRUNC((1/[.$G$6])*([.$I$5]-([.$C$6]*[.C10])-([.$D$6]*[.D10])-([.$E$6]*[.E10])-([.$F$6]*[.F10])-([.$H$6]*[.H9]));[.$K$2])" office:value-type="float" office:value="5.457" calcext:value-type="float">
            <text:p>5,457</text:p>
          </table:table-cell>
          <table:table-cell table:formula="of:=TRUNC((1/[.$H$7])*([.$I$7]-([.$C$7]*[.C10])-([.$D$7]*[.D10])-([.$E$7]*[.E10])-([.$F$7]*[.F10])-([.$G$7]*[.G10]));[.$K$2])" office:value-type="float" office:value="0" calcext:value-type="float">
            <text:p>0</text:p>
          </table:table-cell>
          <table:table-cell table:formula="of:=ABS([.C10]-[.C9])" office:value-type="float" office:value="0.2" calcext:value-type="float">
            <text:p>0,2</text:p>
          </table:table-cell>
          <table:table-cell table:formula="of:=ABS([.D10]-[.D9])" office:value-type="float" office:value="1.8" calcext:value-type="float">
            <text:p>1,8</text:p>
          </table:table-cell>
          <table:table-cell table:formula="of:=ABS([.E10]-[.E9])" office:value-type="float" office:value="3.955" calcext:value-type="float">
            <text:p>3,955</text:p>
          </table:table-cell>
          <table:table-cell table:formula="of:=ABS([.F10]-[.F9])" office:value-type="float" office:value="4.211" calcext:value-type="float">
            <text:p>4,211</text:p>
          </table:table-cell>
          <table:table-cell table:formula="of:=ABS([.G10]-[.G9])" office:value-type="float" office:value="5.457" calcext:value-type="float">
            <text:p>5,457</text:p>
          </table:table-cell>
          <table:table-cell table:formula="of:=ABS([.H10]-[.H9])" office:value-type="float" office:value="0" calcext:value-type="float">
            <text:p>0</text:p>
          </table:table-cell>
          <table:table-cell table:formula="of:=MAX([.I10];[.J10];[.K10];[.L10];[.M10];[.N10])" office:value-type="float" office:value="5.457" calcext:value-type="float">
            <text:p>5,457</text:p>
          </table:table-cell>
        </table:table-row>
        <table:table-row table:style-name="ro1">
          <table:table-cell table:number-columns-repeated="2"/>
          <table:table-cell table:formula="of:=TRUNC((1/[.$C$2])*([.$I$2]-([.$D$2]*[.D10])-([.$E$2]*[.E10])-([.$F$2]*[.F10])-([.$G$2]*[.G10])-([.$H$2]*[.H10]));[.$K$2])" office:value-type="float" office:value="-1.178" calcext:value-type="float">
            <text:p>-1,178</text:p>
          </table:table-cell>
          <table:table-cell table:formula="of:=TRUNC((1/[.$D$3])*([.$I$3]-([.$C$3]*[.C11])-([.$E$3]*[.E10])-([.$F$3]*[.F10])-([.$G$3]*[.G10])-([.$H$3]*[.H10]));[.$K$2])" office:value-type="float" office:value="3.114" calcext:value-type="float">
            <text:p>3,114</text:p>
          </table:table-cell>
          <table:table-cell table:formula="of:=TRUNC((1/[.$E$4])*([.$I$4]-([.$C$4]*[.C11])-([.$D$4]*[.D11])-([.$F$4]*[.F10])-([.$G$4]*[.G10])-([.$H$4]*[.H10]));[.$K$2])" office:value-type="float" office:value="0.887" calcext:value-type="float">
            <text:p>0,887</text:p>
          </table:table-cell>
          <table:table-cell table:formula="of:=TRUNC((1/[.$F$5])*([.$I$5]-([.$C$5]*[.C11])-([.$D$5]*[.D11])-([.$E$5]*[.E11])-([.$G$5]*[.G10])-([.$H$5]*[.H10]));[.$K$2])" office:value-type="float" office:value="-6.523" calcext:value-type="float">
            <text:p>-6,523</text:p>
          </table:table-cell>
          <table:table-cell table:formula="of:=TRUNC((1/[.$G$6])*([.$I$5]-([.$C$6]*[.C11])-([.$D$6]*[.D11])-([.$E$6]*[.E11])-([.$F$6]*[.F11])-([.$H$6]*[.H10]));[.$K$2])" office:value-type="float" office:value="3.943" calcext:value-type="float">
            <text:p>3,943</text:p>
          </table:table-cell>
          <table:table-cell table:formula="of:=TRUNC((1/[.$H$7])*([.$I$7]-([.$C$7]*[.C11])-([.$D$7]*[.D11])-([.$E$7]*[.E11])-([.$F$7]*[.F11])-([.$G$7]*[.G11]));[.$K$2])" office:value-type="float" office:value="0" calcext:value-type="float">
            <text:p>0</text:p>
          </table:table-cell>
          <table:table-cell table:formula="of:=ABS([.C11]-[.C10])" office:value-type="float" office:value="1.378" calcext:value-type="float">
            <text:p>1,378</text:p>
          </table:table-cell>
          <table:table-cell table:formula="of:=ABS([.D11]-[.D10])" office:value-type="float" office:value="1.314" calcext:value-type="float">
            <text:p>1,314</text:p>
          </table:table-cell>
          <table:table-cell table:formula="of:=ABS([.E11]-[.E10])" office:value-type="float" office:value="3.068" calcext:value-type="float">
            <text:p>3,068</text:p>
          </table:table-cell>
          <table:table-cell table:formula="of:=ABS([.F11]-[.F10])" office:value-type="float" office:value="2.312" calcext:value-type="float">
            <text:p>2,312</text:p>
          </table:table-cell>
          <table:table-cell table:formula="of:=ABS([.G11]-[.G10])" office:value-type="float" office:value="1.514" calcext:value-type="float">
            <text:p>1,514</text:p>
          </table:table-cell>
          <table:table-cell table:formula="of:=ABS([.H11]-[.H10])" office:value-type="float" office:value="0" calcext:value-type="float">
            <text:p>0</text:p>
          </table:table-cell>
          <table:table-cell table:formula="of:=MAX([.I11];[.J11];[.K11];[.L11];[.M11];[.N11])" office:value-type="float" office:value="3.068" calcext:value-type="float">
            <text:p>3,068</text:p>
          </table:table-cell>
        </table:table-row>
        <table:table-row table:style-name="ro1">
          <table:table-cell table:number-columns-repeated="2"/>
          <table:table-cell table:formula="of:=TRUNC((1/[.$C$2])*([.$I$2]-([.$D$2]*[.D11])-([.$E$2]*[.E11])-([.$F$2]*[.F11])-([.$G$2]*[.G11])-([.$H$2]*[.H11]));[.$K$2])" office:value-type="float" office:value="-2.596" calcext:value-type="float">
            <text:p>-2,596</text:p>
          </table:table-cell>
          <table:table-cell table:formula="of:=TRUNC((1/[.$D$3])*([.$I$3]-([.$C$3]*[.C12])-([.$E$3]*[.E11])-([.$F$3]*[.F11])-([.$G$3]*[.G11])-([.$H$3]*[.H11]));[.$K$2])" office:value-type="float" office:value="1.988" calcext:value-type="float">
            <text:p>1,988</text:p>
          </table:table-cell>
          <table:table-cell table:formula="of:=TRUNC((1/[.$E$4])*([.$I$4]-([.$C$4]*[.C12])-([.$D$4]*[.D12])-([.$F$4]*[.F11])-([.$G$4]*[.G11])-([.$H$4]*[.H11]));[.$K$2])" office:value-type="float" office:value="0.262" calcext:value-type="float">
            <text:p>0,262</text:p>
          </table:table-cell>
          <table:table-cell table:formula="of:=TRUNC((1/[.$F$5])*([.$I$5]-([.$C$5]*[.C12])-([.$D$5]*[.D12])-([.$E$5]*[.E12])-([.$G$5]*[.G11])-([.$H$5]*[.H11]));[.$K$2])" office:value-type="float" office:value="-6.216" calcext:value-type="float">
            <text:p>-6,216</text:p>
          </table:table-cell>
          <table:table-cell table:formula="of:=TRUNC((1/[.$G$6])*([.$I$5]-([.$C$6]*[.C12])-([.$D$6]*[.D12])-([.$E$6]*[.E12])-([.$F$6]*[.F12])-([.$H$6]*[.H11]));[.$K$2])" office:value-type="float" office:value="3.737" calcext:value-type="float">
            <text:p>3,737</text:p>
          </table:table-cell>
          <table:table-cell table:formula="of:=TRUNC((1/[.$H$7])*([.$I$7]-([.$C$7]*[.C12])-([.$D$7]*[.D12])-([.$E$7]*[.E12])-([.$F$7]*[.F12])-([.$G$7]*[.G12]));[.$K$2])" office:value-type="float" office:value="0" calcext:value-type="float">
            <text:p>0</text:p>
          </table:table-cell>
          <table:table-cell table:formula="of:=ABS([.C12]-[.C11])" office:value-type="float" office:value="1.418" calcext:value-type="float">
            <text:p>1,418</text:p>
          </table:table-cell>
          <table:table-cell table:formula="of:=ABS([.D12]-[.D11])" office:value-type="float" office:value="1.126" calcext:value-type="float">
            <text:p>1,126</text:p>
          </table:table-cell>
          <table:table-cell table:formula="of:=ABS([.E12]-[.E11])" office:value-type="float" office:value="0.625" calcext:value-type="float">
            <text:p>0,625</text:p>
          </table:table-cell>
          <table:table-cell table:formula="of:=ABS([.F12]-[.F11])" office:value-type="float" office:value="0.307" calcext:value-type="float">
            <text:p>0,307</text:p>
          </table:table-cell>
          <table:table-cell table:formula="of:=ABS([.G12]-[.G11])" office:value-type="float" office:value="0.206" calcext:value-type="float">
            <text:p>0,206</text:p>
          </table:table-cell>
          <table:table-cell table:formula="of:=ABS([.H12]-[.H11])" office:value-type="float" office:value="0" calcext:value-type="float">
            <text:p>0</text:p>
          </table:table-cell>
          <table:table-cell table:formula="of:=MAX([.I12];[.J12];[.K12];[.L12];[.M12];[.N12])" office:value-type="float" office:value="1.418" calcext:value-type="float">
            <text:p>1,418</text:p>
          </table:table-cell>
        </table:table-row>
        <table:table-row table:style-name="ro1">
          <table:table-cell table:number-columns-repeated="2"/>
          <table:table-cell table:formula="of:=TRUNC((1/[.$C$2])*([.$I$2]-([.$D$2]*[.D12])-([.$E$2]*[.E12])-([.$F$2]*[.F12])-([.$G$2]*[.G12])-([.$H$2]*[.H12]));[.$K$2])" office:value-type="float" office:value="-2.383" calcext:value-type="float">
            <text:p>-2,383</text:p>
          </table:table-cell>
          <table:table-cell table:formula="of:=TRUNC((1/[.$D$3])*([.$I$3]-([.$C$3]*[.C13])-([.$E$3]*[.E12])-([.$F$3]*[.F12])-([.$G$3]*[.G12])-([.$H$3]*[.H12]));[.$K$2])" office:value-type="float" office:value="1.867" calcext:value-type="float">
            <text:p>1,867</text:p>
          </table:table-cell>
          <table:table-cell table:formula="of:=TRUNC((1/[.$E$4])*([.$I$4]-([.$C$4]*[.C13])-([.$D$4]*[.D13])-([.$F$4]*[.F12])-([.$G$4]*[.G12])-([.$H$4]*[.H12]));[.$K$2])" office:value-type="float" office:value="0.471" calcext:value-type="float">
            <text:p>0,471</text:p>
          </table:table-cell>
          <table:table-cell table:formula="of:=TRUNC((1/[.$F$5])*([.$I$5]-([.$C$5]*[.C13])-([.$D$5]*[.D13])-([.$E$5]*[.E13])-([.$G$5]*[.G12])-([.$H$5]*[.H12]));[.$K$2])" office:value-type="float" office:value="-6.144" calcext:value-type="float">
            <text:p>-6,144</text:p>
          </table:table-cell>
          <table:table-cell table:formula="of:=TRUNC((1/[.$G$6])*([.$I$5]-([.$C$6]*[.C13])-([.$D$6]*[.D13])-([.$E$6]*[.E13])-([.$F$6]*[.F13])-([.$H$6]*[.H12]));[.$K$2])" office:value-type="float" office:value="3.878" calcext:value-type="float">
            <text:p>3,878</text:p>
          </table:table-cell>
          <table:table-cell table:formula="of:=TRUNC((1/[.$H$7])*([.$I$7]-([.$C$7]*[.C13])-([.$D$7]*[.D13])-([.$E$7]*[.E13])-([.$F$7]*[.F13])-([.$G$7]*[.G13]));[.$K$2])" office:value-type="float" office:value="0" calcext:value-type="float">
            <text:p>0</text:p>
          </table:table-cell>
          <table:table-cell table:formula="of:=ABS([.C13]-[.C12])" office:value-type="float" office:value="0.213" calcext:value-type="float">
            <text:p>0,213</text:p>
          </table:table-cell>
          <table:table-cell table:formula="of:=ABS([.D13]-[.D12])" office:value-type="float" office:value="0.121" calcext:value-type="float">
            <text:p>0,121</text:p>
          </table:table-cell>
          <table:table-cell table:formula="of:=ABS([.E13]-[.E12])" office:value-type="float" office:value="0.209" calcext:value-type="float">
            <text:p>0,209</text:p>
          </table:table-cell>
          <table:table-cell table:formula="of:=ABS([.F13]-[.F12])" office:value-type="float" office:value="0.0720000000000001" calcext:value-type="float">
            <text:p>0,0720000000000001</text:p>
          </table:table-cell>
          <table:table-cell table:formula="of:=ABS([.G13]-[.G12])" office:value-type="float" office:value="0.141" calcext:value-type="float">
            <text:p>0,141</text:p>
          </table:table-cell>
          <table:table-cell table:formula="of:=ABS([.H13]-[.H12])" office:value-type="float" office:value="0" calcext:value-type="float">
            <text:p>0</text:p>
          </table:table-cell>
          <table:table-cell table:formula="of:=MAX([.I13];[.J13];[.K13];[.L13];[.M13];[.N13])" office:value-type="float" office:value="0.213" calcext:value-type="float">
            <text:p>0,213</text:p>
          </table:table-cell>
        </table:table-row>
        <table:table-row table:style-name="ro1">
          <table:table-cell table:number-columns-repeated="2"/>
          <table:table-cell table:formula="of:=TRUNC((1/[.$C$2])*([.$I$2]-([.$D$2]*[.D13])-([.$E$2]*[.E13])-([.$F$2]*[.F13])-([.$G$2]*[.G13])-([.$H$2]*[.H13]));[.$K$2])" office:value-type="float" office:value="-2.31" calcext:value-type="float">
            <text:p>-2,31</text:p>
          </table:table-cell>
          <table:table-cell table:formula="of:=TRUNC((1/[.$D$3])*([.$I$3]-([.$C$3]*[.C14])-([.$E$3]*[.E13])-([.$F$3]*[.F13])-([.$G$3]*[.G13])-([.$H$3]*[.H13]));[.$K$2])" office:value-type="float" office:value="1.937" calcext:value-type="float">
            <text:p>1,937</text:p>
          </table:table-cell>
          <table:table-cell table:formula="of:=TRUNC((1/[.$E$4])*([.$I$4]-([.$C$4]*[.C14])-([.$D$4]*[.D14])-([.$F$4]*[.F13])-([.$G$4]*[.G13])-([.$H$4]*[.H13]));[.$K$2])" office:value-type="float" office:value="0.472" calcext:value-type="float">
            <text:p>0,472</text:p>
          </table:table-cell>
          <table:table-cell table:formula="of:=TRUNC((1/[.$F$5])*([.$I$5]-([.$C$5]*[.C14])-([.$D$5]*[.D14])-([.$E$5]*[.E14])-([.$G$5]*[.G13])-([.$H$5]*[.H13]));[.$K$2])" office:value-type="float" office:value="-6.188" calcext:value-type="float">
            <text:p>-6,188</text:p>
          </table:table-cell>
          <table:table-cell table:formula="of:=TRUNC((1/[.$G$6])*([.$I$5]-([.$C$6]*[.C14])-([.$D$6]*[.D14])-([.$E$6]*[.E14])-([.$F$6]*[.F14])-([.$H$6]*[.H13]));[.$K$2])" office:value-type="float" office:value="3.876" calcext:value-type="float">
            <text:p>3,876</text:p>
          </table:table-cell>
          <table:table-cell table:formula="of:=TRUNC((1/[.$H$7])*([.$I$7]-([.$C$7]*[.C14])-([.$D$7]*[.D14])-([.$E$7]*[.E14])-([.$F$7]*[.F14])-([.$G$7]*[.G14]));[.$K$2])" office:value-type="float" office:value="0" calcext:value-type="float">
            <text:p>0</text:p>
          </table:table-cell>
          <table:table-cell table:formula="of:=ABS([.C14]-[.C13])" office:value-type="float" office:value="0.073" calcext:value-type="float">
            <text:p>0,073</text:p>
          </table:table-cell>
          <table:table-cell table:formula="of:=ABS([.D14]-[.D13])" office:value-type="float" office:value="0.0700000000000001" calcext:value-type="float">
            <text:p>0,0700000000000001</text:p>
          </table:table-cell>
          <table:table-cell table:formula="of:=ABS([.E14]-[.E13])" office:value-type="float" office:value="0.001" calcext:value-type="float">
            <text:p>0,001</text:p>
          </table:table-cell>
          <table:table-cell table:formula="of:=ABS([.F14]-[.F13])" office:value-type="float" office:value="0.0439999999999996" calcext:value-type="float">
            <text:p>0,0439999999999996</text:p>
          </table:table-cell>
          <table:table-cell table:formula="of:=ABS([.G14]-[.G13])" office:value-type="float" office:value="0.00200000000000022" calcext:value-type="float">
            <text:p>0,00200000000000022</text:p>
          </table:table-cell>
          <table:table-cell table:formula="of:=ABS([.H14]-[.H13])" office:value-type="float" office:value="0" calcext:value-type="float">
            <text:p>0</text:p>
          </table:table-cell>
          <table:table-cell table:formula="of:=MAX([.I14];[.J14];[.K14];[.L14];[.M14];[.N14])" office:value-type="float" office:value="0.073" calcext:value-type="float">
            <text:p>0,073</text:p>
          </table:table-cell>
        </table:table-row>
        <table:table-row table:style-name="ro1">
          <table:table-cell table:number-columns-repeated="2"/>
          <table:table-cell table:formula="of:=TRUNC((1/[.$C$2])*([.$I$2]-([.$D$2]*[.D14])-([.$E$2]*[.E14])-([.$F$2]*[.F14])-([.$G$2]*[.G14])-([.$H$2]*[.H14]));[.$K$2])" office:value-type="float" office:value="-2.337" calcext:value-type="float">
            <text:p>-2,337</text:p>
          </table:table-cell>
          <table:table-cell table:formula="of:=TRUNC((1/[.$D$3])*([.$I$3]-([.$C$3]*[.C15])-([.$E$3]*[.E14])-([.$F$3]*[.F14])-([.$G$3]*[.G14])-([.$H$3]*[.H14]));[.$K$2])" office:value-type="float" office:value="1.931" calcext:value-type="float">
            <text:p>1,931</text:p>
          </table:table-cell>
          <table:table-cell table:formula="of:=TRUNC((1/[.$E$4])*([.$I$4]-([.$C$4]*[.C15])-([.$D$4]*[.D15])-([.$F$4]*[.F14])-([.$G$4]*[.G14])-([.$H$4]*[.H14]));[.$K$2])" office:value-type="float" office:value="0.453" calcext:value-type="float">
            <text:p>0,453</text:p>
          </table:table-cell>
          <table:table-cell table:formula="of:=TRUNC((1/[.$F$5])*([.$I$5]-([.$C$5]*[.C15])-([.$D$5]*[.D15])-([.$E$5]*[.E15])-([.$G$5]*[.G14])-([.$H$5]*[.H14]));[.$K$2])" office:value-type="float" office:value="-6.19" calcext:value-type="float">
            <text:p>-6,19</text:p>
          </table:table-cell>
          <table:table-cell table:formula="of:=TRUNC((1/[.$G$6])*([.$I$5]-([.$C$6]*[.C15])-([.$D$6]*[.D15])-([.$E$6]*[.E15])-([.$F$6]*[.F15])-([.$H$6]*[.H14]));[.$K$2])" office:value-type="float" office:value="3.866" calcext:value-type="float">
            <text:p>3,866</text:p>
          </table:table-cell>
          <table:table-cell table:formula="of:=TRUNC((1/[.$H$7])*([.$I$7]-([.$C$7]*[.C15])-([.$D$7]*[.D15])-([.$E$7]*[.E15])-([.$F$7]*[.F15])-([.$G$7]*[.G15]));[.$K$2])" office:value-type="float" office:value="0" calcext:value-type="float">
            <text:p>0</text:p>
          </table:table-cell>
          <table:table-cell table:formula="of:=ABS([.C15]-[.C14])" office:value-type="float" office:value="0.0270000000000001" calcext:value-type="float">
            <text:p>0,0270000000000001</text:p>
          </table:table-cell>
          <table:table-cell table:formula="of:=ABS([.D15]-[.D14])" office:value-type="float" office:value="0.00600000000000001" calcext:value-type="float">
            <text:p>0,00600000000000001</text:p>
          </table:table-cell>
          <table:table-cell table:formula="of:=ABS([.E15]-[.E14])" office:value-type="float" office:value="0.019" calcext:value-type="float">
            <text:p>0,019</text:p>
          </table:table-cell>
          <table:table-cell table:formula="of:=ABS([.F15]-[.F14])" office:value-type="float" office:value="0.00200000000000067" calcext:value-type="float">
            <text:p>0,00200000000000067</text:p>
          </table:table-cell>
          <table:table-cell table:formula="of:=ABS([.G15]-[.G14])" office:value-type="float" office:value="0.00999999999999979" calcext:value-type="float">
            <text:p>0,00999999999999979</text:p>
          </table:table-cell>
          <table:table-cell table:formula="of:=ABS([.H15]-[.H14])" office:value-type="float" office:value="0" calcext:value-type="float">
            <text:p>0</text:p>
          </table:table-cell>
          <table:table-cell table:formula="of:=MAX([.I15];[.J15];[.K15];[.L15];[.M15];[.N15])" office:value-type="float" office:value="0.0270000000000001" calcext:value-type="float">
            <text:p>0,0270000000000001</text:p>
          </table:table-cell>
        </table:table-row>
        <table:table-row table:style-name="ro1">
          <table:table-cell table:number-columns-repeated="2"/>
          <table:table-cell table:formula="of:=TRUNC((1/[.$C$2])*([.$I$2]-([.$D$2]*[.D15])-([.$E$2]*[.E15])-([.$F$2]*[.F15])-([.$G$2]*[.G15])-([.$H$2]*[.H15]));[.$K$2])" office:value-type="float" office:value="-2.339" calcext:value-type="float">
            <text:p>-2,339</text:p>
          </table:table-cell>
          <table:table-cell table:formula="of:=TRUNC((1/[.$D$3])*([.$I$3]-([.$C$3]*[.C16])-([.$E$3]*[.E15])-([.$F$3]*[.F15])-([.$G$3]*[.G15])-([.$H$3]*[.H15]));[.$K$2])" office:value-type="float" office:value="1.926" calcext:value-type="float">
            <text:p>1,926</text:p>
          </table:table-cell>
          <table:table-cell table:formula="of:=TRUNC((1/[.$E$4])*([.$I$4]-([.$C$4]*[.C16])-([.$D$4]*[.D16])-([.$F$4]*[.F15])-([.$G$4]*[.G15])-([.$H$4]*[.H15]));[.$K$2])" office:value-type="float" office:value="0.454" calcext:value-type="float">
            <text:p>0,454</text:p>
          </table:table-cell>
          <table:table-cell table:formula="of:=TRUNC((1/[.$F$5])*([.$I$5]-([.$C$5]*[.C16])-([.$D$5]*[.D16])-([.$E$5]*[.E16])-([.$G$5]*[.G15])-([.$H$5]*[.H15]));[.$K$2])" office:value-type="float" office:value="-6.187" calcext:value-type="float">
            <text:p>-6,187</text:p>
          </table:table-cell>
          <table:table-cell table:formula="of:=TRUNC((1/[.$G$6])*([.$I$5]-([.$C$6]*[.C16])-([.$D$6]*[.D16])-([.$E$6]*[.E16])-([.$F$6]*[.F16])-([.$H$6]*[.H15]));[.$K$2])" office:value-type="float" office:value="3.867" calcext:value-type="float">
            <text:p>3,867</text:p>
          </table:table-cell>
          <table:table-cell table:formula="of:=TRUNC((1/[.$H$7])*([.$I$7]-([.$C$7]*[.C16])-([.$D$7]*[.D16])-([.$E$7]*[.E16])-([.$F$7]*[.F16])-([.$G$7]*[.G16]));[.$K$2])" office:value-type="float" office:value="0" calcext:value-type="float">
            <text:p>0</text:p>
          </table:table-cell>
          <table:table-cell table:formula="of:=ABS([.C16]-[.C15])" office:value-type="float" office:value="0.00199999999999978" calcext:value-type="float">
            <text:p>0,00199999999999978</text:p>
          </table:table-cell>
          <table:table-cell table:formula="of:=ABS([.D16]-[.D15])" office:value-type="float" office:value="0.00500000000000012" calcext:value-type="float">
            <text:p>0,00500000000000012</text:p>
          </table:table-cell>
          <table:table-cell table:formula="of:=ABS([.E16]-[.E15])" office:value-type="float" office:value="0.001" calcext:value-type="float">
            <text:p>0,001</text:p>
          </table:table-cell>
          <table:table-cell table:formula="of:=ABS([.F16]-[.F15])" office:value-type="float" office:value="0.00300000000000011" calcext:value-type="float">
            <text:p>0,00300000000000011</text:p>
          </table:table-cell>
          <table:table-cell table:formula="of:=ABS([.G16]-[.G15])" office:value-type="float" office:value="0.00099999999999989" calcext:value-type="float">
            <text:p>0,00099999999999989</text:p>
          </table:table-cell>
          <table:table-cell table:formula="of:=ABS([.H16]-[.H15])" office:value-type="float" office:value="0" calcext:value-type="float">
            <text:p>0</text:p>
          </table:table-cell>
          <table:table-cell table:formula="of:=MAX([.I16];[.J16];[.K16];[.L16];[.M16];[.N16])" office:value-type="float" office:value="0.00500000000000012" calcext:value-type="float">
            <text:p>0,00500000000000012</text:p>
          </table:table-cell>
        </table:table-row>
        <table:table-row table:style-name="ro1">
          <table:table-cell table:number-columns-repeated="2"/>
          <table:table-cell table:formula="of:=TRUNC((1/[.$C$2])*([.$I$2]-([.$D$2]*[.D16])-([.$E$2]*[.E16])-([.$F$2]*[.F16])-([.$G$2]*[.G16])-([.$H$2]*[.H16]));[.$K$2])" office:value-type="float" office:value="-2.337" calcext:value-type="float">
            <text:p>-2,337</text:p>
          </table:table-cell>
          <table:table-cell table:formula="of:=TRUNC((1/[.$D$3])*([.$I$3]-([.$C$3]*[.C17])-([.$E$3]*[.E16])-([.$F$3]*[.F16])-([.$G$3]*[.G16])-([.$H$3]*[.H16]));[.$K$2])" office:value-type="float" office:value="1.926" calcext:value-type="float">
            <text:p>1,926</text:p>
          </table:table-cell>
          <table:table-cell table:formula="of:=TRUNC((1/[.$E$4])*([.$I$4]-([.$C$4]*[.C17])-([.$D$4]*[.D17])-([.$F$4]*[.F16])-([.$G$4]*[.G16])-([.$H$4]*[.H16]));[.$K$2])" office:value-type="float" office:value="0.456" calcext:value-type="float">
            <text:p>0,456</text:p>
          </table:table-cell>
          <table:table-cell table:formula="of:=TRUNC((1/[.$F$5])*([.$I$5]-([.$C$5]*[.C17])-([.$D$5]*[.D17])-([.$E$5]*[.E17])-([.$G$5]*[.G16])-([.$H$5]*[.H16]));[.$K$2])" office:value-type="float" office:value="-6.187" calcext:value-type="float">
            <text:p>-6,187</text:p>
          </table:table-cell>
          <table:table-cell table:formula="of:=TRUNC((1/[.$G$6])*([.$I$5]-([.$C$6]*[.C17])-([.$D$6]*[.D17])-([.$E$6]*[.E17])-([.$F$6]*[.F17])-([.$H$6]*[.H16]));[.$K$2])" office:value-type="float" office:value="3.869" calcext:value-type="float">
            <text:p>3,869</text:p>
          </table:table-cell>
          <table:table-cell table:formula="of:=TRUNC((1/[.$H$7])*([.$I$7]-([.$C$7]*[.C17])-([.$D$7]*[.D17])-([.$E$7]*[.E17])-([.$F$7]*[.F17])-([.$G$7]*[.G17]));[.$K$2])" office:value-type="float" office:value="0" calcext:value-type="float">
            <text:p>0</text:p>
          </table:table-cell>
          <table:table-cell table:formula="of:=ABS([.C17]-[.C16])" office:value-type="float" office:value="0.00199999999999978" calcext:value-type="float">
            <text:p>0,00199999999999978</text:p>
          </table:table-cell>
          <table:table-cell table:formula="of:=ABS([.D17]-[.D16])" office:value-type="float" office:value="0" calcext:value-type="float">
            <text:p>0</text:p>
          </table:table-cell>
          <table:table-cell table:formula="of:=ABS([.E17]-[.E16])" office:value-type="float" office:value="0.002" calcext:value-type="float">
            <text:p>0,002</text:p>
          </table:table-cell>
          <table:table-cell table:formula="of:=ABS([.F17]-[.F16])" office:value-type="float" office:value="0" calcext:value-type="float">
            <text:p>0</text:p>
          </table:table-cell>
          <table:table-cell table:formula="of:=ABS([.G17]-[.G16])" office:value-type="float" office:value="0.00200000000000022" calcext:value-type="float">
            <text:p>0,00200000000000022</text:p>
          </table:table-cell>
          <table:table-cell table:formula="of:=ABS([.H17]-[.H16])" office:value-type="float" office:value="0" calcext:value-type="float">
            <text:p>0</text:p>
          </table:table-cell>
          <table:table-cell table:formula="of:=MAX([.I17];[.J17];[.K17];[.L17];[.M17];[.N17])" office:value-type="float" office:value="0.00200000000000022" calcext:value-type="float">
            <text:p>0,00200000000000022</text:p>
          </table:table-cell>
        </table:table-row>
        <table:table-row table:style-name="ro1">
          <table:table-cell table:number-columns-repeated="2"/>
          <table:table-cell table:formula="of:=TRUNC((1/[.$C$2])*([.$I$2]-([.$D$2]*[.D17])-([.$E$2]*[.E17])-([.$F$2]*[.F17])-([.$G$2]*[.G17])-([.$H$2]*[.H17]));[.$K$2])" office:value-type="float" office:value="-2.337" calcext:value-type="float">
            <text:p>-2,337</text:p>
          </table:table-cell>
          <table:table-cell table:formula="of:=TRUNC((1/[.$D$3])*([.$I$3]-([.$C$3]*[.C18])-([.$E$3]*[.E17])-([.$F$3]*[.F17])-([.$G$3]*[.G17])-([.$H$3]*[.H17]));[.$K$2])" office:value-type="float" office:value="1.927" calcext:value-type="float">
            <text:p>1,927</text:p>
          </table:table-cell>
          <table:table-cell table:formula="of:=TRUNC((1/[.$E$4])*([.$I$4]-([.$C$4]*[.C18])-([.$D$4]*[.D18])-([.$F$4]*[.F17])-([.$G$4]*[.G17])-([.$H$4]*[.H17]));[.$K$2])" office:value-type="float" office:value="0.455" calcext:value-type="float">
            <text:p>0,455</text:p>
          </table:table-cell>
          <table:table-cell table:formula="of:=TRUNC((1/[.$F$5])*([.$I$5]-([.$C$5]*[.C18])-([.$D$5]*[.D18])-([.$E$5]*[.E18])-([.$G$5]*[.G17])-([.$H$5]*[.H17]));[.$K$2])" office:value-type="float" office:value="-6.188" calcext:value-type="float">
            <text:p>-6,188</text:p>
          </table:table-cell>
          <table:table-cell table:formula="of:=TRUNC((1/[.$G$6])*([.$I$5]-([.$C$6]*[.C18])-([.$D$6]*[.D18])-([.$E$6]*[.E18])-([.$F$6]*[.F18])-([.$H$6]*[.H17]));[.$K$2])" office:value-type="float" office:value="3.868" calcext:value-type="float">
            <text:p>3,868</text:p>
          </table:table-cell>
          <table:table-cell table:formula="of:=TRUNC((1/[.$H$7])*([.$I$7]-([.$C$7]*[.C18])-([.$D$7]*[.D18])-([.$E$7]*[.E18])-([.$F$7]*[.F18])-([.$G$7]*[.G18]));[.$K$2])" office:value-type="float" office:value="0" calcext:value-type="float">
            <text:p>0</text:p>
          </table:table-cell>
          <table:table-cell table:formula="of:=ABS([.C18]-[.C17])" office:value-type="float" office:value="0" calcext:value-type="float">
            <text:p>0</text:p>
          </table:table-cell>
          <table:table-cell table:formula="of:=ABS([.D18]-[.D17])" office:value-type="float" office:value="0.00100000000000011" calcext:value-type="float">
            <text:p>0,00100000000000011</text:p>
          </table:table-cell>
          <table:table-cell table:formula="of:=ABS([.E18]-[.E17])" office:value-type="float" office:value="0.001" calcext:value-type="float">
            <text:p>0,001</text:p>
          </table:table-cell>
          <table:table-cell table:formula="of:=ABS([.F18]-[.F17])" office:value-type="float" office:value="0.000999999999999446" calcext:value-type="float">
            <text:p>0,000999999999999446</text:p>
          </table:table-cell>
          <table:table-cell table:formula="of:=ABS([.G18]-[.G17])" office:value-type="float" office:value="0.00100000000000033" calcext:value-type="float">
            <text:p>0,00100000000000033</text:p>
          </table:table-cell>
          <table:table-cell table:formula="of:=ABS([.H18]-[.H17])" office:value-type="float" office:value="0" calcext:value-type="float">
            <text:p>0</text:p>
          </table:table-cell>
          <table:table-cell table:formula="of:=MAX([.I18];[.J18];[.K18];[.L18];[.M18];[.N18])" office:value-type="float" office:value="0.00100000000000033" calcext:value-type="float">
            <text:p>0,00100000000000033</text:p>
          </table:table-cell>
        </table:table-row>
        <table:table-row table:style-name="ro1">
          <table:table-cell table:number-columns-repeated="2"/>
          <table:table-cell table:formula="of:=TRUNC((1/[.$C$2])*([.$I$2]-([.$D$2]*[.D18])-([.$E$2]*[.E18])-([.$F$2]*[.F18])-([.$G$2]*[.G18])-([.$H$2]*[.H18]));[.$K$2])" office:value-type="float" office:value="-2.337" calcext:value-type="float">
            <text:p>-2,337</text:p>
          </table:table-cell>
          <table:table-cell table:formula="of:=TRUNC((1/[.$D$3])*([.$I$3]-([.$C$3]*[.C19])-([.$E$3]*[.E18])-([.$F$3]*[.F18])-([.$G$3]*[.G18])-([.$H$3]*[.H18]));[.$K$2])" office:value-type="float" office:value="1.927" calcext:value-type="float">
            <text:p>1,927</text:p>
          </table:table-cell>
          <table:table-cell table:formula="of:=TRUNC((1/[.$E$4])*([.$I$4]-([.$C$4]*[.C19])-([.$D$4]*[.D19])-([.$F$4]*[.F18])-([.$G$4]*[.G18])-([.$H$4]*[.H18]));[.$K$2])" office:value-type="float" office:value="0.455" calcext:value-type="float">
            <text:p>0,455</text:p>
          </table:table-cell>
          <table:table-cell table:formula="of:=TRUNC((1/[.$F$5])*([.$I$5]-([.$C$5]*[.C19])-([.$D$5]*[.D19])-([.$E$5]*[.E19])-([.$G$5]*[.G18])-([.$H$5]*[.H18]));[.$K$2])" office:value-type="float" office:value="-6.187" calcext:value-type="float">
            <text:p>-6,187</text:p>
          </table:table-cell>
          <table:table-cell table:formula="of:=TRUNC((1/[.$G$6])*([.$I$5]-([.$C$6]*[.C19])-([.$D$6]*[.D19])-([.$E$6]*[.E19])-([.$F$6]*[.F19])-([.$H$6]*[.H18]));[.$K$2])" office:value-type="float" office:value="3.868" calcext:value-type="float">
            <text:p>3,868</text:p>
          </table:table-cell>
          <table:table-cell table:formula="of:=TRUNC((1/[.$H$7])*([.$I$7]-([.$C$7]*[.C19])-([.$D$7]*[.D19])-([.$E$7]*[.E19])-([.$F$7]*[.F19])-([.$G$7]*[.G19]));[.$K$2])" office:value-type="float" office:value="0" calcext:value-type="float">
            <text:p>0</text:p>
          </table:table-cell>
          <table:table-cell table:formula="of:=ABS([.C19]-[.C18])" office:value-type="float" office:value="0" calcext:value-type="float">
            <text:p>0</text:p>
          </table:table-cell>
          <table:table-cell table:formula="of:=ABS([.D19]-[.D18])" office:value-type="float" office:value="0" calcext:value-type="float">
            <text:p>0</text:p>
          </table:table-cell>
          <table:table-cell table:formula="of:=ABS([.E19]-[.E18])" office:value-type="float" office:value="0" calcext:value-type="float">
            <text:p>0</text:p>
          </table:table-cell>
          <table:table-cell table:formula="of:=ABS([.F19]-[.F18])" office:value-type="float" office:value="0.000999999999999446" calcext:value-type="float">
            <text:p>0,000999999999999446</text:p>
          </table:table-cell>
          <table:table-cell table:formula="of:=ABS([.G19]-[.G18])" office:value-type="float" office:value="0" calcext:value-type="float">
            <text:p>0</text:p>
          </table:table-cell>
          <table:table-cell table:formula="of:=ABS([.H19]-[.H18])" office:value-type="float" office:value="0" calcext:value-type="float">
            <text:p>0</text:p>
          </table:table-cell>
          <table:table-cell table:formula="of:=MAX([.I19];[.J19];[.K19];[.L19];[.M19];[.N19])" office:value-type="float" office:value="0.000999999999999446" calcext:value-type="float">
            <text:p>0,000999999999999446</text:p>
          </table:table-cell>
        </table:table-row>
        <table:table-row table:style-name="ro1">
          <table:table-cell table:number-columns-repeated="2"/>
          <table:table-cell table:formula="of:=TRUNC((1/[.$C$2])*([.$I$2]-([.$D$2]*[.D19])-([.$E$2]*[.E19])-([.$F$2]*[.F19])-([.$G$2]*[.G19])-([.$H$2]*[.H19]));[.$K$2])" office:value-type="float" office:value="-2.337" calcext:value-type="float">
            <text:p>-2,337</text:p>
          </table:table-cell>
          <table:table-cell table:formula="of:=TRUNC((1/[.$D$3])*([.$I$3]-([.$C$3]*[.C20])-([.$E$3]*[.E19])-([.$F$3]*[.F19])-([.$G$3]*[.G19])-([.$H$3]*[.H19]));[.$K$2])" office:value-type="float" office:value="1.927" calcext:value-type="float">
            <text:p>1,927</text:p>
          </table:table-cell>
          <table:table-cell table:formula="of:=TRUNC((1/[.$E$4])*([.$I$4]-([.$C$4]*[.C20])-([.$D$4]*[.D20])-([.$F$4]*[.F19])-([.$G$4]*[.G19])-([.$H$4]*[.H19]));[.$K$2])" office:value-type="float" office:value="0.455" calcext:value-type="float">
            <text:p>0,455</text:p>
          </table:table-cell>
          <table:table-cell table:formula="of:=TRUNC((1/[.$F$5])*([.$I$5]-([.$C$5]*[.C20])-([.$D$5]*[.D20])-([.$E$5]*[.E20])-([.$G$5]*[.G19])-([.$H$5]*[.H19]));[.$K$2])" office:value-type="float" office:value="-6.187" calcext:value-type="float">
            <text:p>-6,187</text:p>
          </table:table-cell>
          <table:table-cell table:formula="of:=TRUNC((1/[.$G$6])*([.$I$5]-([.$C$6]*[.C20])-([.$D$6]*[.D20])-([.$E$6]*[.E20])-([.$F$6]*[.F20])-([.$H$6]*[.H19]));[.$K$2])" office:value-type="float" office:value="3.868" calcext:value-type="float">
            <text:p>3,868</text:p>
          </table:table-cell>
          <table:table-cell table:formula="of:=TRUNC((1/[.$H$7])*([.$I$7]-([.$C$7]*[.C20])-([.$D$7]*[.D20])-([.$E$7]*[.E20])-([.$F$7]*[.F20])-([.$G$7]*[.G20]));[.$K$2])" office:value-type="float" office:value="0" calcext:value-type="float">
            <text:p>0</text:p>
          </table:table-cell>
          <table:table-cell table:formula="of:=ABS([.C20]-[.C19])" office:value-type="float" office:value="0" calcext:value-type="float">
            <text:p>0</text:p>
          </table:table-cell>
          <table:table-cell table:formula="of:=ABS([.D20]-[.D19])" office:value-type="float" office:value="0" calcext:value-type="float">
            <text:p>0</text:p>
          </table:table-cell>
          <table:table-cell table:formula="of:=ABS([.E20]-[.E19])" office:value-type="float" office:value="0" calcext:value-type="float">
            <text:p>0</text:p>
          </table:table-cell>
          <table:table-cell table:formula="of:=ABS([.F20]-[.F19])" office:value-type="float" office:value="0" calcext:value-type="float">
            <text:p>0</text:p>
          </table:table-cell>
          <table:table-cell table:formula="of:=ABS([.G20]-[.G19])" office:value-type="float" office:value="0" calcext:value-type="float">
            <text:p>0</text:p>
          </table:table-cell>
          <table:table-cell table:formula="of:=ABS([.H20]-[.H19])" office:value-type="float" office:value="0" calcext:value-type="float">
            <text:p>0</text:p>
          </table:table-cell>
          <table:table-cell table:formula="of:=MAX([.I20];[.J20];[.K20];[.L20];[.M20];[.N2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0])-([.$E$2]*[.E20])-([.$F$2]*[.F20])-([.$G$2]*[.G20])-([.$H$2]*[.H20]));[.$K$2])" office:value-type="float" office:value="-2.337" calcext:value-type="float">
            <text:p>-2,337</text:p>
          </table:table-cell>
          <table:table-cell table:formula="of:=TRUNC((1/[.$D$3])*([.$I$3]-([.$C$3]*[.C21])-([.$E$3]*[.E20])-([.$F$3]*[.F20])-([.$G$3]*[.G20])-([.$H$3]*[.H20]));[.$K$2])" office:value-type="float" office:value="1.927" calcext:value-type="float">
            <text:p>1,927</text:p>
          </table:table-cell>
          <table:table-cell table:formula="of:=TRUNC((1/[.$E$4])*([.$I$4]-([.$C$4]*[.C21])-([.$D$4]*[.D21])-([.$F$4]*[.F20])-([.$G$4]*[.G20])-([.$H$4]*[.H20]));[.$K$2])" office:value-type="float" office:value="0.455" calcext:value-type="float">
            <text:p>0,455</text:p>
          </table:table-cell>
          <table:table-cell table:formula="of:=TRUNC((1/[.$F$5])*([.$I$5]-([.$C$5]*[.C21])-([.$D$5]*[.D21])-([.$E$5]*[.E21])-([.$G$5]*[.G20])-([.$H$5]*[.H20]));[.$K$2])" office:value-type="float" office:value="-6.187" calcext:value-type="float">
            <text:p>-6,187</text:p>
          </table:table-cell>
          <table:table-cell table:formula="of:=TRUNC((1/[.$G$6])*([.$I$5]-([.$C$6]*[.C21])-([.$D$6]*[.D21])-([.$E$6]*[.E21])-([.$F$6]*[.F21])-([.$H$6]*[.H20]));[.$K$2])" office:value-type="float" office:value="3.868" calcext:value-type="float">
            <text:p>3,868</text:p>
          </table:table-cell>
          <table:table-cell table:formula="of:=TRUNC((1/[.$H$7])*([.$I$7]-([.$C$7]*[.C21])-([.$D$7]*[.D21])-([.$E$7]*[.E21])-([.$F$7]*[.F21])-([.$G$7]*[.G21]));[.$K$2])" office:value-type="float" office:value="0" calcext:value-type="float">
            <text:p>0</text:p>
          </table:table-cell>
          <table:table-cell table:formula="of:=ABS([.C21]-[.C20])" office:value-type="float" office:value="0" calcext:value-type="float">
            <text:p>0</text:p>
          </table:table-cell>
          <table:table-cell table:formula="of:=ABS([.D21]-[.D20])" office:value-type="float" office:value="0" calcext:value-type="float">
            <text:p>0</text:p>
          </table:table-cell>
          <table:table-cell table:formula="of:=ABS([.E21]-[.E20])" office:value-type="float" office:value="0" calcext:value-type="float">
            <text:p>0</text:p>
          </table:table-cell>
          <table:table-cell table:formula="of:=ABS([.F21]-[.F20])" office:value-type="float" office:value="0" calcext:value-type="float">
            <text:p>0</text:p>
          </table:table-cell>
          <table:table-cell table:formula="of:=ABS([.G21]-[.G20])" office:value-type="float" office:value="0" calcext:value-type="float">
            <text:p>0</text:p>
          </table:table-cell>
          <table:table-cell table:formula="of:=ABS([.H21]-[.H20])" office:value-type="float" office:value="0" calcext:value-type="float">
            <text:p>0</text:p>
          </table:table-cell>
          <table:table-cell table:formula="of:=MAX([.I21];[.J21];[.K21];[.L21];[.M21];[.N2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TRUNC((1/[.$C$2])*([.$I$2]-([.$D$2]*[.D21])-([.$E$2]*[.E21])-([.$F$2]*[.F21])-([.$G$2]*[.G21])-([.$H$2]*[.H21]));[.$K$2])" office:value-type="float" office:value="-2.337" calcext:value-type="float">
            <text:p>-2,337</text:p>
          </table:table-cell>
          <table:table-cell table:formula="of:=TRUNC((1/[.$D$3])*([.$I$3]-([.$C$3]*[.C22])-([.$E$3]*[.E21])-([.$F$3]*[.F21])-([.$G$3]*[.G21])-([.$H$3]*[.H21]));[.$K$2])" office:value-type="float" office:value="1.927" calcext:value-type="float">
            <text:p>1,927</text:p>
          </table:table-cell>
          <table:table-cell table:formula="of:=TRUNC((1/[.$E$4])*([.$I$4]-([.$C$4]*[.C22])-([.$D$4]*[.D22])-([.$F$4]*[.F21])-([.$G$4]*[.G21])-([.$H$4]*[.H21]));[.$K$2])" office:value-type="float" office:value="0.455" calcext:value-type="float">
            <text:p>0,455</text:p>
          </table:table-cell>
          <table:table-cell table:formula="of:=TRUNC((1/[.$F$5])*([.$I$5]-([.$C$5]*[.C22])-([.$D$5]*[.D22])-([.$E$5]*[.E22])-([.$G$5]*[.G21])-([.$H$5]*[.H21]));[.$K$2])" office:value-type="float" office:value="-6.187" calcext:value-type="float">
            <text:p>-6,187</text:p>
          </table:table-cell>
          <table:table-cell table:formula="of:=TRUNC((1/[.$G$6])*([.$I$5]-([.$C$6]*[.C22])-([.$D$6]*[.D22])-([.$E$6]*[.E22])-([.$F$6]*[.F22])-([.$H$6]*[.H21]));[.$K$2])" office:value-type="float" office:value="3.868" calcext:value-type="float">
            <text:p>3,868</text:p>
          </table:table-cell>
          <table:table-cell table:formula="of:=TRUNC((1/[.$H$7])*([.$I$7]-([.$C$7]*[.C22])-([.$D$7]*[.D22])-([.$E$7]*[.E22])-([.$F$7]*[.F22])-([.$G$7]*[.G22]));[.$K$2])" office:value-type="float" office:value="0" calcext:value-type="float">
            <text:p>0</text:p>
          </table:table-cell>
          <table:table-cell table:formula="of:=ABS([.C22]-[.C21])" office:value-type="float" office:value="0" calcext:value-type="float">
            <text:p>0</text:p>
          </table:table-cell>
          <table:table-cell table:formula="of:=ABS([.D22]-[.D21])" office:value-type="float" office:value="0" calcext:value-type="float">
            <text:p>0</text:p>
          </table:table-cell>
          <table:table-cell table:formula="of:=ABS([.E22]-[.E21])" office:value-type="float" office:value="0" calcext:value-type="float">
            <text:p>0</text:p>
          </table:table-cell>
          <table:table-cell table:formula="of:=ABS([.F22]-[.F21])" office:value-type="float" office:value="0" calcext:value-type="float">
            <text:p>0</text:p>
          </table:table-cell>
          <table:table-cell table:formula="of:=ABS([.G22]-[.G21])" office:value-type="float" office:value="0" calcext:value-type="float">
            <text:p>0</text:p>
          </table:table-cell>
          <table:table-cell table:formula="of:=ABS([.H22]-[.H21])" office:value-type="float" office:value="0" calcext:value-type="float">
            <text:p>0</text:p>
          </table:table-cell>
          <table:table-cell table:formula="of:=MAX([.I22];[.J22];[.K22];[.L22];[.M22];[.N22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08:55:14.200956809</meta:creation-date>
    <dc:date>2024-09-30T12:01:43.396048683</dc:date>
    <meta:editing-duration>PT2H17M22S</meta:editing-duration>
    <meta:editing-cycles>9</meta:editing-cycles>
    <meta:generator>LibreOffice/7.4.7.2$Linux_X86_64 LibreOffice_project/40$Build-2</meta:generator>
    <meta:document-statistic meta:table-count="1" meta:cell-count="248" meta:object-count="0"/>
  </office:meta>
</office:document-meta>
</file>